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3" style:family="graphic" style:parent-style-name="objectwithoutfill">
      <style:graphic-properties svg:stroke-width="0.05cm" draw:marker-start-width="0.355cm" draw:marker-end="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cm" draw:marker-start-width="0.355cm" draw:marker-end="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="Arrow" draw:marker-start-width="0.2cm" draw:marker-end="" draw:marker-end-width="0.275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="" draw:marker-start-width="0.275cm" draw:marker-end="Arrow" draw:marker-end-width="0.355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xyz-basis" svg:x1="1.6cm" svg:y1="8cm" svg:x2="13cm" svg:y2="8cm">
          <text:p/>
        </draw:line>
        <draw:line draw:style-name="gr1" draw:text-style-name="P1" draw:layer="xyz-basis" svg:x1="2cm" svg:y1="9cm" svg:x2="8cm" svg:y2="3cm">
          <text:p/>
        </draw:line>
        <draw:frame draw:style-name="gr2" draw:text-style-name="P2" draw:layer="xyz-basis" svg:width="0.82cm" svg:height="0.962cm" svg:x="6.88cm" svg:y="2.4cm">
          <draw:text-box>
            <text:p>y</text:p>
          </draw:text-box>
        </draw:frame>
        <draw:frame draw:style-name="gr2" draw:text-style-name="P2" draw:layer="xyz-basis" svg:width="0.82cm" svg:height="0.962cm" svg:x="12.1cm" svg:y="7cm">
          <draw:text-box>
            <text:p>x</text:p>
          </draw:text-box>
        </draw:frame>
        <draw:frame draw:style-name="gr2" draw:text-style-name="P2" draw:layer="xyz-basis" svg:width="0.82cm" svg:height="0.962cm" svg:x="2.2cm" svg:y="0.938cm">
          <draw:text-box>
            <text:p>z</text:p>
          </draw:text-box>
        </draw:frame>
        <draw:line draw:style-name="gr1" draw:text-style-name="P1" draw:layer="xyz-basis" svg:x1="3cm" svg:y1="9.5cm" svg:x2="3cm" svg:y2="1cm">
          <text:p/>
        </draw:line>
        <draw:line draw:style-name="gr3" draw:text-style-name="P1" draw:layer="ellipsoid-axes" svg:x1="3cm" svg:y1="8cm" svg:x2="12cm" svg:y2="5cm">
          <text:p/>
        </draw:line>
        <draw:line draw:style-name="gr3" draw:text-style-name="P1" draw:layer="ellipsoid-axes" svg:x1="3cm" svg:y1="8cm" svg:x2="12cm" svg:y2="2cm">
          <text:p/>
        </draw:line>
        <draw:line draw:style-name="gr4" draw:text-style-name="P1" draw:layer="ellipsoid-axes" svg:x1="12cm" svg:y1="5cm" svg:x2="12cm" svg:y2="2cm">
          <text:p/>
        </draw:line>
        <draw:line draw:style-name="gr4" draw:text-style-name="P1" draw:layer="ellipsoid-axes" svg:x1="6cm" svg:y1="5cm" svg:x2="12cm" svg:y2="5cm">
          <text:p/>
        </draw:line>
        <draw:line draw:style-name="gr4" draw:text-style-name="P1" draw:layer="ellipsoid-axes" svg:x1="12cm" svg:y1="5cm" svg:x2="9.2cm" svg:y2="8cm">
          <text:p/>
        </draw:line>
        <draw:ellipse draw:style-name="gr5" draw:text-style-name="P3" draw:layer="ellipsoid-axes" svg:width="2.103cm" svg:height="0.768cm" draw:transform="skewX (0.018151424220741) rotate (1.70483761334806) translate (8.053cm 8.161cm)" draw:kind="arc" draw:start-angle="204.99" draw:end-angle="324.57">
          <text:p/>
        </draw:ellipse>
        <draw:ellipse draw:style-name="gr6" draw:text-style-name="P3" draw:layer="ellipsoid-axes" svg:width="14.196cm" svg:height="11.493cm" draw:transform="skewX (-0.299673032567426) rotate (0.563043216693371) translate (-10.176cm 9.175cm)" draw:kind="arc" draw:start-angle="358.68" draw:end-angle="32.52">
          <text:p/>
        </draw:ellipse>
        <draw:frame draw:style-name="gr7" draw:text-style-name="P2" draw:layer="ellipsoid-axes" svg:width="1.065cm" svg:height="0.962cm" svg:x="4.435cm" svg:y="3.638cm">
          <draw:text-box>
            <text:p><text:span text:style-name="T1">θ</text:span></text:p>
          </draw:text-box>
        </draw:frame>
        <draw:frame draw:style-name="gr8" draw:text-style-name="P2" draw:layer="ellipsoid-axes" svg:width="0.913cm" svg:height="0.962cm" svg:x="8.5cm" svg:y="6.138cm">
          <draw:text-box>
            <text:p><text:span text:style-name="T1">φ</text:span></text:p>
          </draw:text-box>
        </draw:frame>
        <draw:frame draw:style-name="gr7" draw:text-style-name="P2" draw:layer="layout" svg:width="1.065cm" svg:height="0.962cm" svg:x="9.935cm" svg:y="2.038cm">
          <draw:text-box>
            <text:p><text:span text:style-name="T1">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llipsoid-axes"/>
      <draw:layer draw:name="arrows"/>
      <draw:layer draw:name="xyz-basi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09:41:57.036000000</meta:creation-date>
    <meta:generator>LibreOffice/5.1.5.2$Windows_x86 LibreOffice_project/7a864d8825610a8c07cfc3bc01dd4fce6a9447e5</meta:generator>
    <dc:date>2021-06-03T12:37:25.711000000</dc:date>
    <meta:editing-duration>PT1H12M14S</meta:editing-duration>
    <meta:editing-cycles>8</meta:editing-cycles>
    <meta:document-statistic meta:object-count="16"/>
  </office:meta>
</office:document-meta>
</file>